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f2" officeooo:paragraph-rsid="000f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62a" officeooo:paragraph-rsid="00104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Lis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2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07:41.694000000</meta:creation-date>
    <dc:date>2019-11-12T13:56:40.618000000</dc:date>
    <meta:editing-duration>PT28M37S</meta:editing-duration>
    <meta:editing-cycles>1</meta:editing-cycles>
    <meta:document-statistic meta:table-count="1" meta:image-count="0" meta:object-count="0" meta:page-count="2" meta:paragraph-count="59" meta:word-count="61" meta:character-count="374" meta:non-whitespace-character-count="372"/>
    <meta:generator>LibreOffice/6.1.4.2$Windows_X86_64 LibreOffice_project/9d0f32d1f0b509096fd65e0d4bec26ddd1938fd3</meta:generator>
  </office:meta>
</office:document-meta>
</file>